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ndara" svg:font-family="Candara" style:font-family-generic="swiss" style:font-pitch="variable" svg:panose-1="2 14 5 2 3 3 3 2 2 4"/>
    <style:font-face style:name="STKaiti" svg:font-family="STKait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F0" style:family="paragraph">
      <style:paragraph-properties fo:break-before="page"/>
    </style:style>
    <style:style style:name="P2" style:parent-style-name="Normal" style:family="paragraph">
      <style:paragraph-properties fo:text-align="end"/>
    </style:style>
    <style:style style:name="T3" style:parent-style-name="DefaultParagraphFont" style:family="text">
      <style:text-properties fo:text-transform="uppercase" fo:color="#1CADE4" fo:font-size="32pt" style:font-size-asian="32pt" style:font-size-complex="32pt"/>
    </style:style>
    <style:style style:name="P4" style:parent-style-name="Normal" style:family="paragraph">
      <style:paragraph-properties fo:text-align="end"/>
    </style:style>
    <style:style style:name="T5" style:parent-style-name="DefaultParagraphFont" style:family="text">
      <style:text-properties fo:color="#404040" fo:font-size="18pt" style:font-size-asian="18pt" style:font-size-complex="18pt"/>
    </style:style>
    <style:style style:name="P6" style:parent-style-name="Normal" style:family="paragraph">
      <style:paragraph-properties fo:text-align="end"/>
      <style:text-properties fo:font-variant="small-caps" fo:color="#404040" fo:font-size="18pt" style:font-size-asian="18pt" style:font-size-complex="18pt"/>
    </style:style>
    <style:style style:name="P7" style:parent-style-name="Normal" style:family="paragraph">
      <style:paragraph-properties fo:break-before="page"/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0" style:parent-style-name="TOC1" style:family="paragraph">
      <style:paragraph-properties>
        <style:tab-stops>
          <style:tab-stop style:type="right" style:leader-style="dotted" style:leader-text="." style:position="6.493in"/>
        </style:tab-stops>
      </style:paragraph-properties>
    </style:style>
    <style:style style:name="P11" style:parent-style-name="Normal" style:family="paragraph">
      <style:paragraph-properties fo:break-before="page"/>
      <style:text-properties fo:hyphenate="true"/>
    </style:style>
    <style:style style:name="P12" style:parent-style-name="Normal" style:family="paragraph">
      <style:paragraph-properties fo:break-before="page"/>
      <style:text-properties fo:hyphenate="true"/>
    </style:style>
    <style:style style:name="P13" style:parent-style-name="Normal" style:family="paragraph">
      <style:paragraph-properties fo:break-before="page"/>
      <style:text-properties fo:hyphenate="true"/>
    </style:style>
    <style:style style:family="graphic" style:name="a0">
      <style:graphic-properties draw:fill="solid" draw:fill-color="#1cade4" draw:opacity="100%" draw:stroke="none"/>
    </style:style>
    <style:style style:family="graphic" style:name="a2">
      <style:graphic-properties draw:fill="bitmap" draw:fill-image-name="a1" style:repeat="stretch" draw:opacity="100%" draw:stroke="none"/>
    </style:style>
    <style:style style:family="graphic" style:name="a3">
      <style:graphic-properties style:wrap="run-through" style:run-through="fore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.75in" fo:padding-right="0.75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g draw:z-index="251662336" draw:name="Group 149" draw:id="id2" draw:style-name="a3" text:anchor-type="paragraph"><svg:title/><svg:desc/><draw:custom-shape svg:x="0.25069in" svg:y="0.25278in" svg:width="7.99722in" svg:height="1.23542in" draw:id="id0" draw:style-name="a0" draw:name="Rectangle 51"><svg:title/><svg:desc/><draw:enhanced-geometry draw:type="non-primitive" svg:viewBox="0 0 7312660 1129665" draw:enhanced-path="M ?f0 ?f0 L ?f1 ?f0 ?f1 ?f2 ?f3 ?f4 ?f0 ?f5 ?f0 ?f0 Z N" draw:text-areas="?f24 ?f26 ?f25 ?f27" draw:glue-points="?f28 ?f29 ?f30 ?f29 ?f30 ?f31 ?f32 ?f33 ?f28 ?f34 ?f28 ?f29" draw:glue-point-leaving-directions="-90, -90, -90, -90, -90, -90"><draw:equation draw:name="f0" draw:formula="0"/><draw:equation draw:name="f1" draw:formula="7312660"/><draw:equation draw:name="f2" draw:formula="1129665"/><draw:equation draw:name="f3" draw:formula="3619500"/><draw:equation draw:name="f4" draw:formula="733425"/><draw:equation draw:name="f5" draw:formula="1091565"/><draw:equation draw:name="f6" draw:formula="?f2 - ?f0"/><draw:equation draw:name="f7" draw:formula="?f1 - ?f0"/><draw:equation draw:name="f8" draw:formula="?f7 / 7312660"/><draw:equation draw:name="f9" draw:formula="?f6 / 1129665"/><draw:equation draw:name="f10" draw:formula="0 * ?f7"/><draw:equation draw:name="f11" draw:formula="7312660 * ?f7"/><draw:equation draw:name="f12" draw:formula="3619500 * ?f7"/><draw:equation draw:name="f13" draw:formula="0 * ?f6"/><draw:equation draw:name="f14" draw:formula="1129665 * ?f6"/><draw:equation draw:name="f15" draw:formula="733425 * ?f6"/><draw:equation draw:name="f16" draw:formula="1091565 * ?f6"/><draw:equation draw:name="f17" draw:formula="?f10 / 7312660"/><draw:equation draw:name="f18" draw:formula="?f11 / 7312660"/><draw:equation draw:name="f19" draw:formula="?f12 / 7312660"/><draw:equation draw:name="f20" draw:formula="?f13 / 1129665"/><draw:equation draw:name="f21" draw:formula="?f14 / 1129665"/><draw:equation draw:name="f22" draw:formula="?f15 / 1129665"/><draw:equation draw:name="f23" draw:formula="?f16 / 1129665"/><draw:equation draw:name="f24" draw:formula="?f0 / ?f8"/><draw:equation draw:name="f25" draw:formula="?f1 / ?f8"/><draw:equation draw:name="f26" draw:formula="?f0 / ?f9"/><draw:equation draw:name="f27" draw:formula="?f2 / ?f9"/><draw:equation draw:name="f28" draw:formula="?f17 / ?f8"/><draw:equation draw:name="f29" draw:formula="?f20 / ?f9"/><draw:equation draw:name="f30" draw:formula="?f18 / ?f8"/><draw:equation draw:name="f31" draw:formula="?f21 / ?f9"/><draw:equation draw:name="f32" draw:formula="?f19 / ?f8"/><draw:equation draw:name="f33" draw:formula="?f22 / ?f9"/><draw:equation draw:name="f34" draw:formula="?f23 / ?f9"/></draw:enhanced-geometry></draw:custom-shape><draw:custom-shape svg:x="0.25069in" svg:y="0.25278in" svg:width="7.99722in" svg:height="1.32917in" draw:id="id1" draw:style-name="a2" draw:name="Rectangle 151"><svg:title/><svg:desc/><draw:enhanced-geometry draw:type="non-primitive" svg:viewBox="0 0 21600 21600" draw:enhanced-path="M 0 0 L 21600 0 21600 21600 0 21600 Z N"/></draw:custom-shape></draw:g><draw:frame draw:z-index="251659264" draw:id="id3" draw:style-name="a4" draw:name="Text Box 154" text:anchor-type="paragraph" svg:x="0.25069in" svg:y="3.3in" svg:width="7.99792in" svg:height="3.98542in" style:rel-width="scale" style:rel-height="scale"><draw:text-box><text:p text:style-name="P2"><text:span text:style-name="T3">IMPLEMENTATION rEPORT</text:span></text:p><text:p text:style-name="P4"><text:span text:style-name="T5">Liu liu Megatech</text:span></text:p><text:p text:style-name="P6">Team 6</text:p></draw:text-box><svg:title/><svg:desc/></draw:frame></text:p>
      <text:p text:style-name="P7"/>
      <text:p text:style-name="TOCHeading">Content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8"><text:a xlink:href="#_Toc510648952" office:target-frame-name="_top" xlink:show="replace"><text:span text:style-name="Hyperlink">Compilation</text:span><text:tab/>2</text:a></text:p>
          <text:p text:style-name="P9"><text:a xlink:href="#_Toc510648953" office:target-frame-name="_top" xlink:show="replace"><text:span text:style-name="Hyperlink">Run Time</text:span><text:tab/>3</text:a></text:p>
          <text:p text:style-name="P10"><text:a xlink:href="#_Toc510648954" office:target-frame-name="_top" xlink:show="replace"><text:span text:style-name="Hyperlink">Testing</text:span><text:tab/>4</text:a></text:p>
        </text:index-body>
      </text:table-of-content>
      <text:p text:style-name="Normal"/>
      <text:p text:style-name="P11"/>
      <text:h text:style-name="Heading1" text:outline-level="1"><text:bookmark-start text:name="_Toc510648952"/><text:soft-page-break/>Compilation<text:bookmark-end text:name="_Toc510648952"/></text:h>
      <text:p text:style-name="P12"/>
      <text:h text:style-name="Heading1" text:outline-level="1"><text:bookmark-start text:name="_Toc510648953"/><text:soft-page-break/>Run Time<text:bookmark-end text:name="_Toc510648953"/></text:h>
      <text:p text:style-name="P13"/>
      <text:h text:style-name="Heading1" text:outline-level="1"><text:bookmark-start text:name="_Toc510648954"/><text:soft-page-break/>Testing<text:bookmark-end text:name="_Toc510648954"/>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ndara" svg:font-family="Candara" style:font-family-generic="swiss" style:font-pitch="variable" svg:panose-1="2 14 5 2 3 3 3 2 2 4"/>
    <style:font-face style:name="STKaiti" svg:font-family="STKaiti" style:font-family-generic="system" style:font-pitch="variable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ndara" style:font-name-asian="STKait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auto-update="true" style:default-outline-level="1">
      <style:paragraph-properties fo:keep-with-next="always" fo:keep-together="always" fo:margin-top="0.1666in" fo:margin-bottom="0in"/>
      <style:text-properties fo:font-weight="bold" style:font-weight-asian="bold" style:font-weight-complex="bold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auto-update="true" style:default-outline-level="2">
      <style:paragraph-properties fo:keep-with-next="always" fo:keep-together="always" fo:margin-top="0.0277in" fo:margin-bottom="0in"/>
      <style:text-properties fo:font-weight="bold" style:font-weight-asian="bold" style:font-weight-complex="bold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auto-update="true" style:default-outline-level="3">
      <style:paragraph-properties fo:keep-with-next="always" fo:keep-together="always" fo:margin-top="0.0277in" fo:margin-bottom="0in"/>
      <style:text-properties fo:font-weight="bold" style:font-weight-asian="bold" style:font-weight-complex="bold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auto-update="true" style:default-outline-level="4">
      <style:paragraph-properties fo:keep-with-next="always" fo:keep-together="always" fo:margin-top="0.0277in" fo:margin-bottom="0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Normal" style:next-style-name="Normal" style:auto-update="true" style:default-outline-level="5">
      <style:paragraph-properties fo:keep-with-next="always" fo:keep-together="always" fo:margin-top="0.0277in" fo:margin-bottom="0in"/>
      <style:text-properties fo:hyphenate="false"/>
    </style:style>
    <style:style style:name="Heading6" style:display-name="Heading 6" style:family="paragraph" style:parent-style-name="Normal" style:next-style-name="Normal" style:auto-update="true" style:default-outline-level="6">
      <style:paragraph-properties fo:keep-with-next="always" fo:keep-together="always" fo:margin-top="0.0277in" fo:margin-bottom="0in"/>
      <style:text-properties style:font-size-complex="10pt" fo:hyphenate="false"/>
    </style:style>
    <style:style style:name="Heading7" style:display-name="Heading 7" style:family="paragraph" style:parent-style-name="Normal" style:next-style-name="Normal" style:auto-update="true" style:default-outline-level="7">
      <style:paragraph-properties fo:keep-with-next="always" fo:keep-together="always" fo:margin-top="0.0277in" fo:margin-bottom="0in"/>
      <style:text-properties fo:font-style="italic" style:font-style-asian="italic" style:font-style-complex="italic" style:font-size-complex="10pt" fo:hyphenate="false"/>
    </style:style>
    <style:style style:name="Heading8" style:display-name="Heading 8" style:family="paragraph" style:parent-style-name="Normal" style:next-style-name="Normal" style:auto-update="true" style:default-outline-level="8">
      <style:paragraph-properties fo:keep-with-next="always" fo:keep-together="always" fo:margin-top="0.0277in" fo:margin-bottom="0in"/>
      <style:text-properties fo:text-transform="uppercase" fo:color="#272727" style:font-size-complex="9pt" fo:hyphenate="false"/>
    </style:style>
    <style:style style:name="Heading9" style:display-name="Heading 9" style:family="paragraph" style:parent-style-name="Normal" style:next-style-name="Normal" style:auto-update="true" style:default-outline-level="9">
      <style:paragraph-properties fo:keep-with-next="always" fo:keep-together="always" fo:margin-top="0.0277in" fo:margin-bottom="0in"/>
      <style:text-properties fo:font-style="italic" style:font-style-asian="italic" style:font-style-complex="italic" fo:text-transform="uppercase" style:font-size-complex="9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ndara" style:font-name-asian="STKaiti" style:font-name-complex="Tahoma" fo:font-weight="bold" style:font-weight-asian="bold" style:font-weight-complex="bold" fo:font-style="italic" style:font-style-asian="italic" style:font-style-complex="italic"/>
    </style:style>
    <style:style style:name="Heading5Char" style:display-name="Heading 5 Char" style:family="text" style:parent-style-name="DefaultParagraphFont">
      <style:text-properties style:font-name="Candara" style:font-name-asian="STKaiti" style:font-name-complex="Tahoma"/>
    </style:style>
    <style:style style:name="Heading6Char" style:display-name="Heading 6 Char" style:family="text" style:parent-style-name="DefaultParagraphFont">
      <style:text-properties style:font-name="Candara" style:font-name-asian="STKaiti" style:font-name-complex="Tahoma" style:font-size-complex="10pt"/>
    </style:style>
    <style:style style:name="Heading7Char" style:display-name="Heading 7 Char" style:family="text" style:parent-style-name="DefaultParagraphFont">
      <style:text-properties style:font-name="Candara" style:font-name-asian="STKaiti" style:font-name-complex="Tahoma" fo:font-style="italic" style:font-style-asian="italic" style:font-style-complex="italic" style:font-size-complex="10pt"/>
    </style:style>
    <style:style style:name="Heading8Char" style:display-name="Heading 8 Char" style:family="text" style:parent-style-name="DefaultParagraphFont">
      <style:text-properties style:font-name="Candara" style:font-name-asian="STKaiti" style:font-name-complex="Tahoma" fo:text-transform="uppercase" fo:color="#272727" style:font-size-complex="9pt"/>
    </style:style>
    <style:style style:name="Heading9Char" style:display-name="Heading 9 Char" style:family="text" style:parent-style-name="DefaultParagraphFont">
      <style:text-properties style:font-name="Candara" style:font-name-asian="STKaiti" style:font-name-complex="Tahoma" fo:font-style="italic" style:font-style-asian="italic" style:font-style-complex="italic" fo:text-transform="uppercase" style:font-size-complex="9pt"/>
    </style:style>
    <style:style style:name="Title" style:display-name="Title" style:family="paragraph" style:parent-style-name="Normal" style:next-style-name="Normal">
      <style:paragraph-properties fo:margin-bottom="0in" fo:line-height="100%"/>
      <style:text-properties fo:letter-spacing="-0.0069in" style:letter-kerning="true" fo:font-size="36pt" style:font-size-asian="36pt" style:font-size-complex="36pt" fo:hyphenate="false"/>
    </style:style>
    <style:style style:name="TitleChar" style:display-name="Title Char" style:family="text" style:parent-style-name="DefaultParagraphFont">
      <style:text-properties style:font-name="Candara" style:font-name-asian="STKaiti" style:font-name-complex="Tahoma" fo:letter-spacing="-0.0069in" style:letter-kerning="true" fo:font-size="36pt" style:font-size-asian="36pt" style:font-size-complex="36pt"/>
    </style:style>
    <style:style style:name="Subtitle" style:display-name="Subtitle" style:family="paragraph" style:parent-style-name="Normal" style:next-style-name="Normal">
      <style:text-properties fo:color="#404040" fo:letter-spacing="0.0104in" fo:hyphenate="false"/>
    </style:style>
    <style:style style:name="SubtitleChar" style:display-name="Subtitle Char" style:family="text" style:parent-style-name="DefaultParagraphFont">
      <style:text-properties fo:color="#404040" fo:letter-spacing="0.0104in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D5672"/>
    </style:style>
    <style:style style:name="IntenseQuote" style:display-name="Intense Quote" style:family="paragraph" style:parent-style-name="Normal" style:next-style-name="Normal">
      <style:paragraph-properties fo:border-top="0.0069in solid #0D5672" fo:border-left="none" fo:border-bottom="0.0069in solid #0D5672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D5672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D5672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0D5672" fo:letter-spacing="0.0034in"/>
    </style:style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style:font-size-complex="10pt" fo:hyphenate="false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paragraph-properties fo:margin-bottom="0in" fo:line-height="100%"/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" style:display-name="Footnote Text" style:family="paragraph" style:parent-style-name="Normal">
      <style:paragraph-properties fo:margin-bottom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bottom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 fo:margin-bottom="0in"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BlockText" style:display-name="Block Text" style:family="paragraph" style:parent-style-name="Normal">
      <style:paragraph-properties fo:border="0.0034in solid #0D5672" fo:padding="0.1388in" style:shadow="#000000 0.0034in 0.0034in" fo:margin-left="0.8in" fo:margin-right="0.8in">
        <style:tab-stops/>
      </style:paragraph-properties>
      <style:text-properties fo:font-style="italic" style:font-style-asian="italic" style:font-style-complex="italic" fo:color="#0D5672" fo:hyphenate="false"/>
    </style:style>
    <style:style style:name="FollowedHyperlink" style:display-name="FollowedHyperlink" style:family="text" style:parent-style-name="DefaultParagraphFont">
      <style:text-properties fo:color="#215D4B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2E653E" style:text-underline-type="single" style:text-underline-style="solid" style:text-underline-width="auto" style:text-underline-mode="continuous" style:text-underline-color="font-color"/>
    </style:style>
    <style:style style:name="PlaceholderText" style:display-name="Placeholder Text" style:family="text" style:parent-style-name="DefaultParagraphFont">
      <style:text-properties fo:color="#595959"/>
    </style:style>
    <style:style style:name="Header" style:display-name="Header" style:family="paragraph" style:parent-style-name="Normal">
      <style:paragraph-properties fo:margin-bottom="0in" fo:line-height="100%"/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/>
      <style:text-properties fo:hyphenate="false"/>
    </style:style>
    <style:style style:name="FooterChar" style:display-name="Footer Char" style:family="text" style:parent-style-name="DefaultParagraphFont"/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style:language-asian="en" style:country-asian="US" fo:hyphenate="false"/>
    </style:style>
    <style:style style:name="NoSpacingChar" style:display-name="No Spacing Char" style:family="text" style:parent-style-name="DefaultParagraphFont">
      <style:text-properties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" xlink:href="media/image1.png" xlink:show="embed" xlink:actuate="onLoad"/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footer>
        <text:p text:style-name="Footer"><text:page-number text:fixed="false">2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MPLEMENTATION rEPORT</dc:title>
    <dc:description/>
    <dc:subject>Liu liu Megatech</dc:subject>
    <meta:initial-creator>Gerda</meta:initial-creator>
    <dc:creator>Christopher Michael-Stokes</dc:creator>
    <meta:creation-date>2018-04-04T22:37:00Z</meta:creation-date>
    <dc:date>2018-04-04T23:06:00Z</dc:date>
    <meta:template xlink:href="Spec%20design%20(blank)" xlink:type="simple"/>
    <meta:editing-cycles>5</meta:editing-cycles>
    <meta:editing-duration>PT1500S</meta:editing-duration>
    <meta:document-statistic meta:page-count="5" meta:paragraph-count="1" meta:word-count="30" meta:character-count="202" meta:row-count="1" meta:non-whitespace-character-count="173"/>
  </office:meta>
</office:document-meta>
</file>